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0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1.527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8">
      <style:table-cell-properties fo:padding="0.071cm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background-color="#81d41a"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NTICIP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Iteknia Equipamiento, S.A. de C.V.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Resumen de Facturas Anticipos VS Embarques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Del 01 Enero del 2022 al 31 de Marzo del 2022.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SUMA</text:p>
          </table:table-cell>
          <table:table-cell table:formula="of:=SUBTOTAL(9;[.E6:.E17])" office:value-type="float" office:value="3800163.69" calcext:value-type="float">
            <text:p><text:s/>$3,800,163.69 </text:p>
          </table:table-cell>
          <table:table-cell table:formula="of:=SUBTOTAL(9;[.F6:.F17])" office:value-type="float" office:value="5020395.32" calcext:value-type="float">
            <text:p><text:s/>$5,020,395.32 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COD_CLIE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SALDOS</text:p>
          </table:table-cell>
          <table:table-cell table:style-name="ce1" office:value-type="string" calcext:value-type="string">
            <text:p>EMBARC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279</text:p>
          </table:table-cell>
          <table:table-cell office:value-type="string" calcext:value-type="string">
            <text:p>ALTAI GRUPO INMOBILIARIO SAPI DE CV</text:p>
          </table:table-cell>
          <table:table-cell office:value-type="float" office:value="159180.22" calcext:value-type="float">
            <text:p><text:s/>$159,180.22 </text:p>
          </table:table-cell>
          <table:table-cell table:formula="of:=IFERROR(VLOOKUP([.C7];[EMBARQUES.$C$6:.$E$21];3;0); 0)" office:value-type="float" office:value="0" calcext:value-type="float">
            <text:p><text:s/>$- <text:s text:c="2"/>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262</text:p>
          </table:table-cell>
          <table:table-cell office:value-type="string" calcext:value-type="string">
            <text:p>BRAND STANDARD FURNISHINGS, LLC. dba ZAVI TEXTILES</text:p>
          </table:table-cell>
          <table:table-cell office:value-type="float" office:value="1834038.88" calcext:value-type="float">
            <text:p><text:s/>$1,834,038.88 </text:p>
          </table:table-cell>
          <table:table-cell table:formula="of:=IFERROR(VLOOKUP([.C8];[EMBARQUES.$C$6:.$E$21];3;0); 0)" office:value-type="float" office:value="92933.4" calcext:value-type="float">
            <text:p><text:s/>$92,933.40 </text:p>
          </table:table-cell>
          <table:table-cell table:number-columns-repeated="2"/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274</text:p>
          </table:table-cell>
          <table:table-cell office:value-type="string" calcext:value-type="string">
            <text:p>CASA ENTRE ROCAS S DE RL DE CV</text:p>
          </table:table-cell>
          <table:table-cell office:value-type="float" office:value="222465.6" calcext:value-type="float">
            <text:p><text:s/>$222,465.60 </text:p>
          </table:table-cell>
          <table:table-cell table:formula="of:=IFERROR(VLOOKUP([.C9];[EMBARQUES.$C$6:.$E$21];3;0); 0)" office:value-type="float" office:value="0" calcext:value-type="float">
            <text:p><text:s/>$- <text:s text:c="2"/>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101</text:p>
          </table:table-cell>
          <table:table-cell office:value-type="string" calcext:value-type="string">
            <text:p>COMERCIALIZADORA ITEKNIA S.A. DE C.V.</text:p>
          </table:table-cell>
          <table:table-cell office:value-type="float" office:value="35096.99" calcext:value-type="float">
            <text:p><text:s/>$35,096.99 </text:p>
          </table:table-cell>
          <table:table-cell table:formula="of:=IFERROR(VLOOKUP([.C10];[EMBARQUES.$C$6:.$E$21];3;0); 0)" office:value-type="float" office:value="0" calcext:value-type="float">
            <text:p><text:s/>$- <text:s text:c="2"/>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office:value-type="float" office:value="933244.29" calcext:value-type="float">
            <text:p><text:s/>$933,244.29 </text:p>
          </table:table-cell>
          <table:table-cell table:formula="of:=IFERROR(VLOOKUP([.C11];[EMBARQUES.$C$6:.$E$21];3;0); 0)" office:value-type="float" office:value="3673077.36" calcext:value-type="float">
            <text:p><text:s/>$3,673,077.36 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282</text:p>
          </table:table-cell>
          <table:table-cell office:value-type="string" calcext:value-type="string">
            <text:p>GREMIO DISEÑO SA DE CV</text:p>
          </table:table-cell>
          <table:table-cell office:value-type="float" office:value="115512" calcext:value-type="float">
            <text:p><text:s/>$115,512.00 </text:p>
          </table:table-cell>
          <table:table-cell table:formula="of:=IFERROR(VLOOKUP([.C12];[EMBARQUES.$C$6:.$E$21];3;0); 0)" office:value-type="float" office:value="0" calcext:value-type="float">
            <text:p><text:s/>$- <text:s text:c="2"/>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277</text:p>
          </table:table-cell>
          <table:table-cell office:value-type="string" calcext:value-type="string">
            <text:p>LODGING CONCEPTS MANUFACTURING, LLC</text:p>
          </table:table-cell>
          <table:table-cell office:value-type="float" office:value="55740.81" calcext:value-type="float">
            <text:p><text:s/>$55,740.81 </text:p>
          </table:table-cell>
          <table:table-cell table:formula="of:=IFERROR(VLOOKUP([.C13];[EMBARQUES.$C$6:.$E$21];3;0); 0)" office:value-type="float" office:value="0" calcext:value-type="float">
            <text:p><text:s/>$- <text:s text:c="2"/>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office:value-type="float" office:value="253580.9" calcext:value-type="float">
            <text:p><text:s/>$253,580.90 </text:p>
          </table:table-cell>
          <table:table-cell table:formula="of:=IFERROR(VLOOKUP([.C14];[EMBARQUES.$C$6:.$E$21];3;0); 0)" office:value-type="float" office:value="884530.16" calcext:value-type="float">
            <text:p><text:s/>$884,530.16 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RES_ANTICIPOS</text:p>
          </table:table-cell>
          <table:table-cell office:value-type="string" calcext:value-type="string">
            <text:p>C00047</text:p>
          </table:table-cell>
          <table:table-cell office:value-type="string" calcext:value-type="string">
            <text:p>RLH PROPERTIES S.A.B. DE C.V.</text:p>
          </table:table-cell>
          <table:table-cell office:value-type="float" office:value="191304" calcext:value-type="float">
            <text:p><text:s/>$191,304.00 </text:p>
          </table:table-cell>
          <table:table-cell table:formula="of:=IFERROR(VLOOKUP([.C15];[EMBARQUES.$C$6:.$E$21];3;0); 0)" office:value-type="float" office:value="369854.4" calcext:value-type="float">
            <text:p><text:s/>$369,854.40 </text:p>
          </table:table-cell>
          <table:table-cell table:number-columns-repeated="2"/>
          <table:table-cell table:style-name="ce4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table:number-columns-repeated="4"/>
        </table:table-row>
      </table:table>
      <table:table table:name="EMBARQUES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teknia Equipamiento, S.A. de C.V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men de Embarque por Client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 01 Enero del 2022 al 31 de Marzo del 2022.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>
            <text:p>SUMA</text:p>
          </table:table-cell>
          <table:table-cell table:style-name="ce3" table:formula="of:=SUBTOTAL(9;[.E6:.E23])" office:value-type="float" office:value="7829415.5788" calcext:value-type="float">
            <text:p><text:s/>$7,829,415.58 </text:p>
          </table:table-cell>
        </table:table-row>
        <table:table-row table:style-name="ro1">
          <table:table-cell/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COD_CLIE</text:p>
          </table:table-cell>
          <table:table-cell table:style-name="ce1" office:value-type="string" calcext:value-type="string">
            <text:p>CLIENTE</text:p>
          </table:table-cell>
          <table:table-cell table:style-name="ce5" office:value-type="string" calcext:value-type="string">
            <text:p>IMP_EMB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62</text:p>
          </table:table-cell>
          <table:table-cell office:value-type="string" calcext:value-type="string">
            <text:p>BRAND STANDARD FURNISHINGS, LLC. dba ZAVI TEXTILES</text:p>
          </table:table-cell>
          <table:table-cell table:style-name="ce3" office:value-type="float" office:value="92933.4" calcext:value-type="float">
            <text:p><text:s/>$92,933.40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04</text:p>
          </table:table-cell>
          <table:table-cell office:value-type="string" calcext:value-type="string">
            <text:p>CASA ALPA SA DE CV</text:p>
          </table:table-cell>
          <table:table-cell table:style-name="ce3" office:value-type="float" office:value="218985.96" calcext:value-type="float">
            <text:p><text:s/>$218,985.96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06</text:p>
          </table:table-cell>
          <table:table-cell office:value-type="string" calcext:value-type="string">
            <text:p>CONSTRUCTORA INMOBILIARIA TURISTICA SA DE CV</text:p>
          </table:table-cell>
          <table:table-cell table:style-name="ce3" office:value-type="float" office:value="436613.56" calcext:value-type="float">
            <text:p><text:s/>$436,613.56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3673077.36" calcext:value-type="float">
            <text:p><text:s/>$3,673,077.36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55</text:p>
          </table:table-cell>
          <table:table-cell office:value-type="string" calcext:value-type="string">
            <text:p>HYATT OF BAJA S. DE R.L. DE C.V.</text:p>
          </table:table-cell>
          <table:table-cell table:style-name="ce3" office:value-type="float" office:value="5447.0932" calcext:value-type="float">
            <text:p><text:s/>$5,447.09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54</text:p>
          </table:table-cell>
          <table:table-cell office:value-type="string" calcext:value-type="string">
            <text:p>INMOBILIARIA 2242, S.A. DE C.V.</text:p>
          </table:table-cell>
          <table:table-cell table:style-name="ce3" office:value-type="float" office:value="1292832.76" calcext:value-type="float">
            <text:p><text:s/>$1,292,832.76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70</text:p>
          </table:table-cell>
          <table:table-cell office:value-type="string" calcext:value-type="string">
            <text:p>JEFF TYMKOW</text:p>
          </table:table-cell>
          <table:table-cell table:style-name="ce3" office:value-type="float" office:value="87676.28" calcext:value-type="float">
            <text:p><text:s/>$87,676.28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78</text:p>
          </table:table-cell>
          <table:table-cell office:value-type="string" calcext:value-type="string">
            <text:p>MAJAHUA RESORTS S DE RL DE CV</text:p>
          </table:table-cell>
          <table:table-cell table:style-name="ce3" office:value-type="float" office:value="2317.68" calcext:value-type="float">
            <text:p><text:s/>$2,317.68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72</text:p>
          </table:table-cell>
          <table:table-cell office:value-type="string" calcext:value-type="string">
            <text:p>MOBILIARIO FUNCIONAL SA DE CV</text:p>
          </table:table-cell>
          <table:table-cell table:style-name="ce3" office:value-type="float" office:value="241978.1924" calcext:value-type="float">
            <text:p><text:s/>$241,978.19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168</text:p>
          </table:table-cell>
          <table:table-cell office:value-type="string" calcext:value-type="string">
            <text:p>OPERADORA DE HOTELES SONOT S.A. DE C.V.</text:p>
          </table:table-cell>
          <table:table-cell table:style-name="ce3" office:value-type="float" office:value="0.01" calcext:value-type="float">
            <text:p><text:s/>$0.01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884530.16" calcext:value-type="float">
            <text:p><text:s/>$884,530.16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90</text:p>
          </table:table-cell>
          <table:table-cell office:value-type="string" calcext:value-type="string">
            <text:p>RIVERA MAYAN SA DE CV</text:p>
          </table:table-cell>
          <table:table-cell table:style-name="ce3" office:value-type="float" office:value="97554.84" calcext:value-type="float">
            <text:p><text:s/>$97,554.84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7</text:p>
          </table:table-cell>
          <table:table-cell office:value-type="string" calcext:value-type="string">
            <text:p>RLH PROPERTIES S.A.B. DE C.V.</text:p>
          </table:table-cell>
          <table:table-cell table:style-name="ce3" office:value-type="float" office:value="369854.4" calcext:value-type="float">
            <text:p><text:s/>$369,854.40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119</text:p>
          </table:table-cell>
          <table:table-cell office:value-type="string" calcext:value-type="string">
            <text:p>TORTUGA RESORTS SAN JOSE SA DE CV</text:p>
          </table:table-cell>
          <table:table-cell table:style-name="ce3" office:value-type="float" office:value="26713.0832" calcext:value-type="float">
            <text:p><text:s/>$26,713.08 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68</text:p>
          </table:table-cell>
          <table:table-cell office:value-type="string" calcext:value-type="string">
            <text:p>VILLA PLAYA BLANCA SA DE CV</text:p>
          </table:table-cell>
          <table:table-cell table:style-name="ce3" office:value-type="float" office:value="398900.8" calcext:value-type="float">
            <text:p><text:s/>$398,900.80 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ET_EMBARQU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6"/>
        <table:table-column table:style-name="co7" table:default-cell-style-name="Default"/>
        <table:table-column table:style-name="co9" table:default-cell-style-name="ce4"/>
        <table:table-column table:style-name="co1" table:default-cell-style-name="ce6"/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Iteknia Equipamiento, S.A. de C.V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umen de Embarque por Orden de Ventas y Cliente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l 01 Enero del 2022 al 31 de Marzo del 2022.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SUMA</text:p>
          </table:table-cell>
          <table:table-cell table:style-name="ce3" table:formula="of:=SUBTOTAL(9;[.E6:.E58])" office:value-type="float" office:value="7829415.5788" calcext:value-type="float">
            <text:p><text:s/>$7,829,415.58 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COD_CLIE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IMP_EMB</text:p>
          </table:table-cell>
          <table:table-cell table:style-name="ce1" office:value-type="string" calcext:value-type="string">
            <text:p>OV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62</text:p>
          </table:table-cell>
          <table:table-cell office:value-type="string" calcext:value-type="string">
            <text:p>BRAND STANDARD FURNISHINGS, LLC. dba ZAVI TEXTILES</text:p>
          </table:table-cell>
          <table:table-cell table:style-name="ce3" office:value-type="float" office:value="90841.4" calcext:value-type="float">
            <text:p><text:s/>$90,841.40 </text:p>
          </table:table-cell>
          <table:table-cell office:value-type="string" calcext:value-type="string">
            <text:p>OV00747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62</text:p>
          </table:table-cell>
          <table:table-cell office:value-type="string" calcext:value-type="string">
            <text:p>BRAND STANDARD FURNISHINGS, LLC. dba ZAVI TEXTILES</text:p>
          </table:table-cell>
          <table:table-cell table:style-name="ce3" office:value-type="float" office:value="2092" calcext:value-type="float">
            <text:p><text:s/>$2,092.00 </text:p>
          </table:table-cell>
          <table:table-cell office:value-type="string" calcext:value-type="string">
            <text:p>OV00749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04</text:p>
          </table:table-cell>
          <table:table-cell office:value-type="string" calcext:value-type="string">
            <text:p>CASA ALPA SA DE CV</text:p>
          </table:table-cell>
          <table:table-cell table:style-name="ce3" office:value-type="float" office:value="39235.84" calcext:value-type="float">
            <text:p><text:s/>$39,235.84 </text:p>
          </table:table-cell>
          <table:table-cell office:value-type="string" calcext:value-type="string">
            <text:p>OV00818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04</text:p>
          </table:table-cell>
          <table:table-cell office:value-type="string" calcext:value-type="string">
            <text:p>CASA ALPA SA DE CV</text:p>
          </table:table-cell>
          <table:table-cell table:style-name="ce3" office:value-type="float" office:value="158646.24" calcext:value-type="float">
            <text:p><text:s/>$158,646.24 </text:p>
          </table:table-cell>
          <table:table-cell office:value-type="string" calcext:value-type="string">
            <text:p>OV00826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04</text:p>
          </table:table-cell>
          <table:table-cell office:value-type="string" calcext:value-type="string">
            <text:p>CASA ALPA SA DE CV</text:p>
          </table:table-cell>
          <table:table-cell table:style-name="ce3" office:value-type="float" office:value="9070.04" calcext:value-type="float">
            <text:p><text:s/>$9,070.04 </text:p>
          </table:table-cell>
          <table:table-cell office:value-type="string" calcext:value-type="string">
            <text:p>OV00827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04</text:p>
          </table:table-cell>
          <table:table-cell office:value-type="string" calcext:value-type="string">
            <text:p>CASA ALPA SA DE CV</text:p>
          </table:table-cell>
          <table:table-cell table:style-name="ce3" office:value-type="float" office:value="12033.84" calcext:value-type="float">
            <text:p><text:s/>$12,033.84 </text:p>
          </table:table-cell>
          <table:table-cell office:value-type="string" calcext:value-type="string">
            <text:p>OV00839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06</text:p>
          </table:table-cell>
          <table:table-cell office:value-type="string" calcext:value-type="string">
            <text:p>CONSTRUCTORA INMOBILIARIA TURISTICA SA DE CV</text:p>
          </table:table-cell>
          <table:table-cell table:style-name="ce3" office:value-type="float" office:value="5881.2" calcext:value-type="float">
            <text:p><text:s/>$5,881.20 </text:p>
          </table:table-cell>
          <table:table-cell office:value-type="string" calcext:value-type="string">
            <text:p>OV00751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06</text:p>
          </table:table-cell>
          <table:table-cell office:value-type="string" calcext:value-type="string">
            <text:p>CONSTRUCTORA INMOBILIARIA TURISTICA SA DE CV</text:p>
          </table:table-cell>
          <table:table-cell table:style-name="ce3" office:value-type="float" office:value="430732.36" calcext:value-type="float">
            <text:p><text:s/>$430,732.36 </text:p>
          </table:table-cell>
          <table:table-cell office:value-type="string" calcext:value-type="string">
            <text:p>OV00752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65447.2" calcext:value-type="float">
            <text:p><text:s/>$65,447.20 </text:p>
          </table:table-cell>
          <table:table-cell office:value-type="string" calcext:value-type="string">
            <text:p>OV00696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8761.48" calcext:value-type="float">
            <text:p><text:s/>$8,761.48 </text:p>
          </table:table-cell>
          <table:table-cell office:value-type="string" calcext:value-type="string">
            <text:p>OV00703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1902332.72" calcext:value-type="float">
            <text:p><text:s/>$1,902,332.72 </text:p>
          </table:table-cell>
          <table:table-cell office:value-type="string" calcext:value-type="string">
            <text:p>OV00704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2964.96" calcext:value-type="float">
            <text:p><text:s/>$2,964.96 </text:p>
          </table:table-cell>
          <table:table-cell office:value-type="string" calcext:value-type="string">
            <text:p>OV00719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142199.76" calcext:value-type="float">
            <text:p><text:s/>$142,199.76 </text:p>
          </table:table-cell>
          <table:table-cell office:value-type="string" calcext:value-type="string">
            <text:p>OV00726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959648.28" calcext:value-type="float">
            <text:p><text:s/>$959,648.28 </text:p>
          </table:table-cell>
          <table:table-cell office:value-type="string" calcext:value-type="string">
            <text:p>OV00727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68885.44" calcext:value-type="float">
            <text:p><text:s/>$68,885.44 </text:p>
          </table:table-cell>
          <table:table-cell office:value-type="string" calcext:value-type="string">
            <text:p>OV00810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180986.68" calcext:value-type="float">
            <text:p><text:s/>$180,986.68 </text:p>
          </table:table-cell>
          <table:table-cell office:value-type="string" calcext:value-type="string">
            <text:p>OV00856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110001.64" calcext:value-type="float">
            <text:p><text:s/>$110,001.64 </text:p>
          </table:table-cell>
          <table:table-cell office:value-type="string" calcext:value-type="string">
            <text:p>OV00858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15</text:p>
          </table:table-cell>
          <table:table-cell office:value-type="string" calcext:value-type="string">
            <text:p>CONSTRUCTORA Y DESARROLLADORA DE INMUEBLES SA DE CV</text:p>
          </table:table-cell>
          <table:table-cell table:style-name="ce3" office:value-type="float" office:value="231849.2" calcext:value-type="float">
            <text:p><text:s/>$231,849.20 </text:p>
          </table:table-cell>
          <table:table-cell office:value-type="string" calcext:value-type="string">
            <text:p>OV00859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55</text:p>
          </table:table-cell>
          <table:table-cell office:value-type="string" calcext:value-type="string">
            <text:p>HYATT OF BAJA S. DE R.L. DE C.V.</text:p>
          </table:table-cell>
          <table:table-cell table:style-name="ce3" office:value-type="float" office:value="5447.0932" calcext:value-type="float">
            <text:p><text:s/>$5,447.09 </text:p>
          </table:table-cell>
          <table:table-cell office:value-type="string" calcext:value-type="string">
            <text:p>OV00697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54</text:p>
          </table:table-cell>
          <table:table-cell office:value-type="string" calcext:value-type="string">
            <text:p>INMOBILIARIA 2242, S.A. DE C.V.</text:p>
          </table:table-cell>
          <table:table-cell table:style-name="ce3" office:value-type="float" office:value="1292832.76" calcext:value-type="float">
            <text:p><text:s/>$1,292,832.76 </text:p>
          </table:table-cell>
          <table:table-cell office:value-type="string" calcext:value-type="string">
            <text:p>OV00689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70</text:p>
          </table:table-cell>
          <table:table-cell office:value-type="string" calcext:value-type="string">
            <text:p>JEFF TYMKOW</text:p>
          </table:table-cell>
          <table:table-cell table:style-name="ce3" office:value-type="float" office:value="62919.56" calcext:value-type="float">
            <text:p><text:s/>$62,919.56 </text:p>
          </table:table-cell>
          <table:table-cell office:value-type="string" calcext:value-type="string">
            <text:p>OV00833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70</text:p>
          </table:table-cell>
          <table:table-cell office:value-type="string" calcext:value-type="string">
            <text:p>JEFF TYMKOW</text:p>
          </table:table-cell>
          <table:table-cell table:style-name="ce3" office:value-type="float" office:value="24756.72" calcext:value-type="float">
            <text:p><text:s/>$24,756.72 </text:p>
          </table:table-cell>
          <table:table-cell office:value-type="string" calcext:value-type="string">
            <text:p>OV00836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78</text:p>
          </table:table-cell>
          <table:table-cell office:value-type="string" calcext:value-type="string">
            <text:p>MAJAHUA RESORTS S DE RL DE CV</text:p>
          </table:table-cell>
          <table:table-cell table:style-name="ce3" office:value-type="float" office:value="2317.68" calcext:value-type="float">
            <text:p><text:s/>$2,317.68 </text:p>
          </table:table-cell>
          <table:table-cell office:value-type="string" calcext:value-type="string">
            <text:p>OV00904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72</text:p>
          </table:table-cell>
          <table:table-cell office:value-type="string" calcext:value-type="string">
            <text:p>MOBILIARIO FUNCIONAL SA DE CV</text:p>
          </table:table-cell>
          <table:table-cell table:style-name="ce3" office:value-type="float" office:value="204602.9924" calcext:value-type="float">
            <text:p><text:s/>$204,602.99 </text:p>
          </table:table-cell>
          <table:table-cell office:value-type="string" calcext:value-type="string">
            <text:p>OV00875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72</text:p>
          </table:table-cell>
          <table:table-cell office:value-type="string" calcext:value-type="string">
            <text:p>MOBILIARIO FUNCIONAL SA DE CV</text:p>
          </table:table-cell>
          <table:table-cell table:style-name="ce3" office:value-type="float" office:value="37375.2" calcext:value-type="float">
            <text:p><text:s/>$37,375.20 </text:p>
          </table:table-cell>
          <table:table-cell office:value-type="string" calcext:value-type="string">
            <text:p>OV00876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168</text:p>
          </table:table-cell>
          <table:table-cell office:value-type="string" calcext:value-type="string">
            <text:p>OPERADORA DE HOTELES SONOT S.A. DE C.V.</text:p>
          </table:table-cell>
          <table:table-cell table:style-name="ce3" office:value-type="float" office:value="0.01" calcext:value-type="float">
            <text:p><text:s/>$0.01 </text:p>
          </table:table-cell>
          <table:table-cell office:value-type="string" calcext:value-type="string">
            <text:p>OV00874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81150.12" calcext:value-type="float">
            <text:p><text:s/>$81,150.12 </text:p>
          </table:table-cell>
          <table:table-cell office:value-type="string" calcext:value-type="string">
            <text:p>OV00243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28280.8" calcext:value-type="float">
            <text:p><text:s/>$28,280.80 </text:p>
          </table:table-cell>
          <table:table-cell office:value-type="string" calcext:value-type="string">
            <text:p>OV00253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7885.68" calcext:value-type="float">
            <text:p><text:s/>$7,885.68 </text:p>
          </table:table-cell>
          <table:table-cell office:value-type="string" calcext:value-type="string">
            <text:p>OV00254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57780.76" calcext:value-type="float">
            <text:p><text:s/>$57,780.76 </text:p>
          </table:table-cell>
          <table:table-cell office:value-type="string" calcext:value-type="string">
            <text:p>OV00257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72346.88" calcext:value-type="float">
            <text:p><text:s/>$72,346.88 </text:p>
          </table:table-cell>
          <table:table-cell office:value-type="string" calcext:value-type="string">
            <text:p>OV00258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30983.6" calcext:value-type="float">
            <text:p><text:s/>$30,983.60 </text:p>
          </table:table-cell>
          <table:table-cell office:value-type="string" calcext:value-type="string">
            <text:p>OV00262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43066.16" calcext:value-type="float">
            <text:p><text:s/>$43,066.16 </text:p>
          </table:table-cell>
          <table:table-cell office:value-type="string" calcext:value-type="string">
            <text:p>OV00798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21518" calcext:value-type="float">
            <text:p><text:s/>$21,518.00 </text:p>
          </table:table-cell>
          <table:table-cell office:value-type="string" calcext:value-type="string">
            <text:p>OV00800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39620.96" calcext:value-type="float">
            <text:p><text:s/>$39,620.96 </text:p>
          </table:table-cell>
          <table:table-cell office:value-type="string" calcext:value-type="string">
            <text:p>OV00817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43066.16" calcext:value-type="float">
            <text:p><text:s/>$43,066.16 </text:p>
          </table:table-cell>
          <table:table-cell office:value-type="string" calcext:value-type="string">
            <text:p>OV00821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38790.4" calcext:value-type="float">
            <text:p><text:s/>$38,790.40 </text:p>
          </table:table-cell>
          <table:table-cell office:value-type="string" calcext:value-type="string">
            <text:p>OV00832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135198" calcext:value-type="float">
            <text:p><text:s/>$135,198.00 </text:p>
          </table:table-cell>
          <table:table-cell office:value-type="string" calcext:value-type="string">
            <text:p>OV00835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14906" calcext:value-type="float">
            <text:p><text:s/>$14,906.00 </text:p>
          </table:table-cell>
          <table:table-cell office:value-type="string" calcext:value-type="string">
            <text:p>OV00837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32157.52" calcext:value-type="float">
            <text:p><text:s/>$32,157.52 </text:p>
          </table:table-cell>
          <table:table-cell office:value-type="string" calcext:value-type="string">
            <text:p>OV00853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88800.32" calcext:value-type="float">
            <text:p><text:s/>$88,800.32 </text:p>
          </table:table-cell>
          <table:table-cell office:value-type="string" calcext:value-type="string">
            <text:p>OV00862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17365.2" calcext:value-type="float">
            <text:p><text:s/>$17,365.20 </text:p>
          </table:table-cell>
          <table:table-cell office:value-type="string" calcext:value-type="string">
            <text:p>OV00889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108158.4" calcext:value-type="float">
            <text:p><text:s/>$108,158.40 </text:p>
          </table:table-cell>
          <table:table-cell office:value-type="string" calcext:value-type="string">
            <text:p>OV00893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2</text:p>
          </table:table-cell>
          <table:table-cell office:value-type="string" calcext:value-type="string">
            <text:p>OPERADORA TURISTICA HOTELERA SA DE CV</text:p>
          </table:table-cell>
          <table:table-cell table:style-name="ce3" office:value-type="float" office:value="23455.2" calcext:value-type="float">
            <text:p><text:s/>$23,455.20 </text:p>
          </table:table-cell>
          <table:table-cell office:value-type="string" calcext:value-type="string">
            <text:p>OV00901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90</text:p>
          </table:table-cell>
          <table:table-cell office:value-type="string" calcext:value-type="string">
            <text:p>RIVERA MAYAN SA DE CV</text:p>
          </table:table-cell>
          <table:table-cell table:style-name="ce3" office:value-type="float" office:value="97554.84" calcext:value-type="float">
            <text:p><text:s/>$97,554.84 </text:p>
          </table:table-cell>
          <table:table-cell office:value-type="string" calcext:value-type="string">
            <text:p>OV00804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047</text:p>
          </table:table-cell>
          <table:table-cell office:value-type="string" calcext:value-type="string">
            <text:p>RLH PROPERTIES S.A.B. DE C.V.</text:p>
          </table:table-cell>
          <table:table-cell table:style-name="ce3" office:value-type="float" office:value="369854.4" calcext:value-type="float">
            <text:p><text:s/>$369,854.40 </text:p>
          </table:table-cell>
          <table:table-cell office:value-type="string" calcext:value-type="string">
            <text:p>OV00846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119</text:p>
          </table:table-cell>
          <table:table-cell office:value-type="string" calcext:value-type="string">
            <text:p>TORTUGA RESORTS SAN JOSE SA DE CV</text:p>
          </table:table-cell>
          <table:table-cell table:style-name="ce3" office:value-type="float" office:value="26713.0832" calcext:value-type="float">
            <text:p><text:s/>$26,713.08 </text:p>
          </table:table-cell>
          <table:table-cell office:value-type="string" calcext:value-type="string">
            <text:p>OV00776</text:p>
          </table:table-cell>
        </table:table-row>
        <table:table-row table:style-name="ro2">
          <table:table-cell/>
          <table:table-cell office:value-type="string" calcext:value-type="string">
            <text:p>RES_EMB</text:p>
          </table:table-cell>
          <table:table-cell office:value-type="string" calcext:value-type="string">
            <text:p>C00268</text:p>
          </table:table-cell>
          <table:table-cell office:value-type="string" calcext:value-type="string">
            <text:p>VILLA PLAYA BLANCA SA DE CV</text:p>
          </table:table-cell>
          <table:table-cell table:style-name="ce3" office:value-type="float" office:value="398900.8" calcext:value-type="float">
            <text:p><text:s/>$398,900.80 </text:p>
          </table:table-cell>
          <table:table-cell office:value-type="string" calcext:value-type="string">
            <text:p>OV00794</text:p>
          </table:table-cell>
        </table:table-row>
        <table:table-row table:style-name="ro2" table:number-rows-repeated="3">
          <table:table-cell table:number-columns-repeated="4"/>
          <table:table-cell table:style-name="ce3"/>
          <table:table-cell/>
        </table:table-row>
        <table:table-row table:style-name="ro2" table:number-rows-repeated="104851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1" table:target-range-address="EMBARQUES.B6:EMBARQUES.E2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</number:number-style>
    <number:number-style style:name="N107">
      <number:text>-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</number:number-style>
    <number:number-style style:name="N109">
      <number:text>-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08:34:12.853000000</meta:creation-date>
    <dc:date>2022-04-19T09:00:25.675000000</dc:date>
    <meta:editing-duration>PT15M42S</meta:editing-duration>
    <meta:editing-cycles>2</meta:editing-cycles>
    <meta:generator>LibreOffice/7.2.6.2$Windows_X86_64 LibreOffice_project/b0ec3a565991f7569a5a7f5d24fed7f52653d754</meta:generator>
    <meta:document-statistic meta:table-count="3" meta:cell-count="375" meta:object-count="0"/>
  </office:meta>
</office:document-meta>
</file>